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workSoEver43">
      <style:table-properties table:display="true" style:writing-mode="lr-tb"/>
    </style:style>
    <style:style style:name="ta2" style:family="table" style:master-page-name="PageStyle_5f_quickAndRough5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oEver4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workSoEver43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Gradual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ccou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ybri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sse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ourc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elp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as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urbo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ransfor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roup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lex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ol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Gramma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ai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to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pa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llocat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abl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il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ode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ntit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ata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ma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racke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eritag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ers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apit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imulat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egiste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irtu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eig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iew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a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ro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ssig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ten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heor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ri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avourit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wif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otio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ol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rio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asic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rocess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aralle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Verb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nalysis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ermin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usto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o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upply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yp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ickAndRough5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quickAndRough52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Approximate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ra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in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ragran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harco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ntime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hilosoph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ccen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llustrat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Unit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ra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id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cep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Invit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cer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Lette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rname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an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lus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tatu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tick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ac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pin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in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arto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tnigh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hack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etch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oEver43" style:display-name="PageStyle_workSoEver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ckAndRough52" style:display-name="PageStyle_quickAndRough5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4" meta:object-count="0"/>
    <meta:generator>LibreOfficeDev/6.0.5.2$Linux_X86_64 LibreOffice_project/</meta:generator>
  </office:meta>
</office:document-meta>
</file>